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23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834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9cm" fo:break-before="auto" style:use-optimal-row-height="true"/>
    </style:style>
    <style:style style:name="ro6" style:family="table-row">
      <style:table-row-properties style:row-height="1.349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ta2" style:family="table" style:master-page-name="PageStyle_5f_Testmatris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00ff00" fo:wrap-option="wrap" style:vertical-align="bottom"/>
      <style:text-properties fo:color="#00ff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1.98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42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line-through-style="non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9" table:default-cell-style-name="ce2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Beroende av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22.966cm" svg:y="0.026cm" draw:caption-point-x="-1.177cm" draw:caption-point-y="-0.015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6.141cm" svg:y="0.026cm" draw:caption-point-x="-2.481cm" draw:caption-point-y="-0.015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9.316cm" svg:y="0.026cm" draw:caption-point-x="-3.494cm" draw:caption-point-y="-0.015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2" draw:text-style-name="P1" svg:width="3.387cm" svg:height="1.461cm" svg:x="32.491cm" svg:y="0.026cm" draw:caption-point-x="-4.929cm" draw:caption-point-y="-0.015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office:annotation draw:style-name="gr3" draw:text-style-name="P1" svg:width="3.387cm" svg:height="0.831cm" svg:x="35.666cm" svg:y="0.026cm" draw:caption-point-x="-4.941cm" draw:caption-point-y="-0.015cm">
              <dc:date>1899-12-28T00:00:00</dc:date>
              <text:p text:style-name="P1"><text:span text:style-name="T1">Den tid som ett krav anses motsvara</text:span></text:p>
            </office:annotation>
            <text:p>Points</text:p>
          </table:table-cell>
          <table:table-cell table:style-name="ce1" table:number-columns-repeated="8"/>
          <table:table-cell table:number-columns-repeated="237"/>
        </table:table-row>
        <table:table-row table:style-name="ro2">
          <table:table-cell table:formula="of:=HYPERLINK(&quot;https://docs.google.com/document/d/1kghGhxnfJfTJy0a5XKND_J4SzOxsHpNTAh-y_2Mh7Ew/edit&quot;;&quot;AF1.1 Returnera Vara&quot;)" office:value-type="string" office:string-value="AF1.1 Returnera Vara">
            <text:p>AF1.1 Returnera Vara</text:p>
          </table:table-cell>
          <table:table-cell office:value-type="string">
            <text:p>It-Chef, Webbansvarig</text:p>
          </table:table-cell>
          <table:table-cell office:value-type="string">
            <text:p>Tobias</text:p>
          </table:table-cell>
          <table:table-cell office:value-type="string">
            <text:p>F1</text:p>
          </table:table-cell>
          <table:table-cell/>
          <table:table-cell office:value-type="string">
            <text:p>BK1, BK1.1, BK1.2, BK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((1*[.G2])+(0.5*[.H2]))+(0.25*[.I2])" office:value-type="float" office:value="7.75">
            <text:p>7,75</text:p>
          </table:table-cell>
          <table:table-cell office:value-type="float" office:value="5">
            <text:p>5</text:p>
          </table:table-cell>
          <table:table-cell table:number-columns-repeated="245"/>
        </table:table-row>
        <table:table-row table:style-name="ro3">
          <table:table-cell office:value-type="string">
            <text:p>AF 2.1 Hantera Returärende </text:p>
          </table:table-cell>
          <table:table-cell office:value-type="string">
            <text:p>Support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table:number-columns-repeated="3" office:value-type="float" office:value="4">
            <text:p>4</text:p>
          </table:table-cell>
          <table:table-cell table:formula="of:=((1*[.G3])+(0.5*[.H3]))+(0.25*[.I3])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45"/>
        </table:table-row>
        <table:table-row table:style-name="ro3">
          <table:table-cell office:value-type="string">
            <text:p>B3 Integration i Webbshop</text:p>
          </table:table-cell>
          <table:table-cell office:value-type="string">
            <text:p>Webbansvarig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((1*[.G4])+(0.5*[.H4]))+(0.25*[.I4])" office:value-type="float" office:value="6.25">
            <text:p>6,25</text:p>
          </table:table-cell>
          <table:table-cell office:value-type="float" office:value="3">
            <text:p>3</text:p>
          </table:table-cell>
          <table:table-cell table:number-columns-repeated="245"/>
        </table:table-row>
        <table:table-row table:style-name="ro3">
          <table:table-cell office:value-type="string">
            <text:p>AF 4.1 Generera returrapport</text:p>
          </table:table-cell>
          <table:table-cell office:value-type="string">
            <text:p>Inköp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((1*[.G5])+(0.5*[.H5]))+(0.25*[.I5])" office:value-type="float" office:value="5.5">
            <text:p>5,5</text:p>
          </table:table-cell>
          <table:table-cell office:value-type="float" office:value="5">
            <text:p>5</text:p>
          </table:table-cell>
          <table:table-cell table:number-columns-repeated="245"/>
        </table:table-row>
        <table:table-row table:style-name="ro3">
          <table:table-cell table:formula="of:=HYPERLINK(&quot;https://docs.google.com/document/d/1-95Sxap9OYmuBzFIv0rntYZEPOD1eI6uA6xZFbrg_4s/edit#heading=h.tn27xxw8i1ag&quot;;&quot;F1 Inloggning&quot;)" office:value-type="string" office:string-value="F1 Inloggning">
            <text:p>F1 Inloggning</text:p>
          </table:table-cell>
          <table:table-cell office:value-type="string">
            <text:p>It-Chef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6])+(0.5*[.H6]))+(0.25*[.I6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45"/>
        </table:table-row>
        <table:table-row table:style-name="ro3">
          <table:table-cell office:value-type="string">
            <text:p>B1 Implementation</text:p>
          </table:table-cell>
          <table:table-cell office:value-type="string">
            <text:p>It-Chef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((1*[.G7])+(0.5*[.H7]))+(0.25*[.I7])" office:value-type="float" office:value="4.75">
            <text:p>4,75</text:p>
          </table:table-cell>
          <table:table-cell office:value-type="float" office:value="2">
            <text:p>2</text:p>
          </table:table-cell>
          <table:table-cell table:number-columns-repeated="245"/>
        </table:table-row>
        <table:table-row table:style-name="ro3">
          <table:table-cell office:value-type="string">
            <text:p>B2 Befintlig kunddatabas</text:p>
          </table:table-cell>
          <table:table-cell office:value-type="string">
            <text:p>It-Chef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(1*[.G8])+(0.5*[.H8]))+(0.25*[.I8])" office:value-type="float" office:value="4.75">
            <text:p>4,75</text:p>
          </table:table-cell>
          <table:table-cell table:number-columns-repeated="246"/>
        </table:table-row>
        <table:table-row table:style-name="ro3">
          <table:table-cell office:value-type="string">
            <text:p>AF 3.1 Felanmäla Retur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(1*[.G9])+(0.5*[.H9]))+(0.25*[.I9])" office:value-type="float" office:value="4.5">
            <text:p>4,5</text:p>
          </table:table-cell>
          <table:table-cell table:number-columns-repeated="246"/>
        </table:table-row>
        <table:table-row table:style-name="ro2">
          <table:table-cell office:value-type="string">
            <text:p>AF1.2 Kontakta Support gällande Retur</text:p>
          </table:table-cell>
          <table:table-cell office:value-type="string">
            <text:p>Support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(1*[.G10])+(0.5*[.H10]))+(0.25*[.I10])" office:value-type="float" office:value="4">
            <text:p>4</text:p>
          </table:table-cell>
          <table:table-cell table:number-columns-repeated="246"/>
        </table:table-row>
        <table:table-row table:style-name="ro3">
          <table:table-cell office:value-type="string">
            <text:p>AF 3.2 Läs Retur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11])+(0.5*[.H11]))+(0.25*[.I11])" office:value-type="float" office:value="4">
            <text:p>4</text:p>
          </table:table-cell>
          <table:table-cell table:number-columns-repeated="246"/>
        </table:table-row>
        <table:table-row table:style-name="ro3">
          <table:table-cell office:value-type="string">
            <text:p>AF 5.2 Läs Retur</text:p>
          </table:table-cell>
          <table:table-cell office:value-type="string">
            <text:p>Tekniker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12])+(0.5*[.H12]))+(0.25*[.I12])" office:value-type="float" office:value="4">
            <text:p>4</text:p>
          </table:table-cell>
          <table:table-cell table:number-columns-repeated="246"/>
        </table:table-row>
        <table:table-row table:style-name="ro3">
          <table:table-cell office:value-type="string">
            <text:p>Anv1 Grafisk Utformning</text:p>
          </table:table-cell>
          <table:table-cell office:value-type="string">
            <text:p>Webbansvarig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1, BK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(1*[.G13])+(0.5*[.H13]))+(0.25*[.I13])" office:value-type="float" office:value="3.5">
            <text:p>3,5</text:p>
          </table:table-cell>
          <table:table-cell table:number-columns-repeated="246"/>
        </table:table-row>
        <table:table-row table:style-name="ro2">
          <table:table-cell office:value-type="string">
            <text:p>AF1.3 Kontrollera Returstatus</text:p>
          </table:table-cell>
          <table:table-cell office:value-type="string">
            <text:p>It-Chef, Webbansvarig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(1*[.G14])+(0.5*[.H14]))+(0.25*[.I14])" office:value-type="float" office:value="3.5">
            <text:p>3,5</text:p>
          </table:table-cell>
          <table:table-cell table:number-columns-repeated="246"/>
        </table:table-row>
        <table:table-row table:style-name="ro3">
          <table:table-cell office:value-type="string">
            <text:p>AF 3.3 Uppdatera Returstatus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(1*[.G15])+(0.5*[.H15]))+(0.25*[.I15])" office:value-type="float" office:value="3.5">
            <text:p>3,5</text:p>
          </table:table-cell>
          <table:table-cell table:number-columns-repeated="246"/>
        </table:table-row>
        <table:table-row table:style-name="ro3">
          <table:table-cell office:value-type="string">
            <text:p>AF 3.4 Lista Returer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16])+(0.5*[.H16]))+(0.25*[.I16])" office:value-type="float" office:value="3">
            <text:p>3</text:p>
          </table:table-cell>
          <table:table-cell table:number-columns-repeated="246"/>
        </table:table-row>
      </table:table>
      <table:table table:name="Testmatris" table:style-name="ta2" table:print="false">
        <table:table-column table:style-name="co8" table:default-cell-style-name="ce2"/>
        <table:table-column table:style-name="co2" table:number-columns-repeated="255" table:default-cell-style-name="Default"/>
        <table:table-row table:style-name="ro4">
          <table:table-cell table:style-name="ce1" office:value-type="string">
            <text:p>Krav/Testfall</text:p>
          </table:table-cell>
          <table:table-cell table:style-name="ce2" table:formula="of:=HYPERLINK(&quot;https://docs.google.com/document/d/1BQeVzNalO7Nc5_3SBsTMoJ8UyMiUw0MksTInv-_fA2g/edit#heading=h.1vd8zt6jzrh9&quot;;&quot;TF AF1.1 Huvudscenario&quot;)" office:value-type="string" office:string-value="TF AF1.1 Huvudscenario">
            <text:p>TF AF1.1 Huvudscenario</text:p>
          </table:table-cell>
          <table:table-cell table:style-name="ce2" table:formula="of:=HYPERLINK(&quot;https://docs.google.com/document/d/1BQeVzNalO7Nc5_3SBsTMoJ8UyMiUw0MksTInv-_fA2g/edit#heading=h.cj3n51kuo9vi&quot;;&quot;TF AF1.1 Order/Lager/Fakturering Felhantering&quot;)" office:value-type="string" office:string-value="TF AF1.1 Order/Lager/Fakturering Felhantering">
            <text:p>TF AF1.1 Order/Lager/Fakturering Felhantering</text:p>
          </table:table-cell>
          <table:table-cell table:number-columns-repeated="253"/>
        </table:table-row>
        <table:table-row table:style-name="ro4">
          <table:table-cell table:formula="of:=HYPERLINK(&quot;https://docs.google.com/document/d/1kghGhxnfJfTJy0a5XKND_J4SzOxsHpNTAh-y_2Mh7Ew/edit&quot;;&quot;AF1.1 Returnera Vara&quot;)" office:value-type="string" office:string-value="AF1.1 Returnera Vara">
            <text:p>AF1.1 Returnera Vara</text:p>
          </table:table-cell>
          <table:table-cell table:style-name="ce3" table:number-columns-repeated="2"/>
          <table:table-cell table:number-columns-repeated="253"/>
        </table:table-row>
        <table:table-row table:style-name="ro4">
          <table:table-cell table:formula="of:=HYPERLINK(&quot;https://docs.google.com/document/d/1-95Sxap9OYmuBzFIv0rntYZEPOD1eI6uA6xZFbrg_4s/edit#heading=h.tn27xxw8i1ag&quot;;&quot;F1 Inloggning&quot;)" office:value-type="string" office:string-value="F1 Inloggning">
            <text:p>F1 Inloggning</text:p>
          </table:table-cell>
          <table:table-cell table:style-name="ce3"/>
          <table:table-cell table:style-name="ce4"/>
          <table:table-cell table:number-columns-repeated="253"/>
        </table:table-row>
        <table:table-row table:style-name="ro5">
          <table:table-cell office:value-type="string">
            <text:p>AF 2.1 Hantera Returärende </text:p>
          </table:table-cell>
          <table:table-cell table:number-columns-repeated="255"/>
        </table:table-row>
        <table:table-row table:style-name="ro5">
          <table:table-cell office:value-type="string">
            <text:p>B3 Integration i Webbshop</text:p>
          </table:table-cell>
          <table:table-cell table:number-columns-repeated="255"/>
        </table:table-row>
        <table:table-row table:style-name="ro5">
          <table:table-cell office:value-type="string">
            <text:p>AF 4.1 Generera returrapport</text:p>
          </table:table-cell>
          <table:table-cell table:number-columns-repeated="255"/>
        </table:table-row>
        <table:table-row table:style-name="ro4">
          <table:table-cell office:value-type="string">
            <text:p>B1 Implementation</text:p>
          </table:table-cell>
          <table:table-cell table:number-columns-repeated="255"/>
        </table:table-row>
        <table:table-row table:style-name="ro5">
          <table:table-cell office:value-type="string">
            <text:p>B2 Befintlig kunddatabas</text:p>
          </table:table-cell>
          <table:table-cell table:number-columns-repeated="255"/>
        </table:table-row>
        <table:table-row table:style-name="ro5">
          <table:table-cell office:value-type="string">
            <text:p>AF 3.1 Felanmäla Retur</text:p>
          </table:table-cell>
          <table:table-cell table:number-columns-repeated="255"/>
        </table:table-row>
        <table:table-row table:style-name="ro6">
          <table:table-cell office:value-type="string">
            <text:p>AF1.2 Kontakta Support gällande Retur</text:p>
          </table:table-cell>
          <table:table-cell table:number-columns-repeated="255"/>
        </table:table-row>
        <table:table-row table:style-name="ro4">
          <table:table-cell office:value-type="string">
            <text:p>AF 3.2 Läs Retur</text:p>
          </table:table-cell>
          <table:table-cell table:number-columns-repeated="255"/>
        </table:table-row>
        <table:table-row table:style-name="ro4">
          <table:table-cell office:value-type="string">
            <text:p>AF 5.2 Läs Retur</text:p>
          </table:table-cell>
          <table:table-cell table:number-columns-repeated="255"/>
        </table:table-row>
        <table:table-row table:style-name="ro5">
          <table:table-cell office:value-type="string">
            <text:p>Anv1 Grafisk Utformning</text:p>
          </table:table-cell>
          <table:table-cell table:number-columns-repeated="255"/>
        </table:table-row>
        <table:table-row table:style-name="ro5">
          <table:table-cell office:value-type="string">
            <text:p>AF1.3 Kontrollera Returstatus</text:p>
          </table:table-cell>
          <table:table-cell table:number-columns-repeated="255"/>
        </table:table-row>
        <table:table-row table:style-name="ro5">
          <table:table-cell office:value-type="string">
            <text:p>AF 3.3 Uppdatera Returstatus</text:p>
          </table:table-cell>
          <table:table-cell table:number-columns-repeated="255"/>
        </table:table-row>
        <table:table-row table:style-name="ro5">
          <table:table-cell office:value-type="string">
            <text:p>AF 3.4 Lista Returer</text:p>
          </table:table-cell>
          <table:table-cell table:number-columns-repeated="255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currency-style style:name="N109P0" style:volatile="true">
      <number:text>kr </number:text>
      <number:number number:decimal-places="0" number:min-integer-digits="1" number:grouping="true"/>
      <number:text> </number:text>
    </number:currency-style>
    <number:currency-style style:name="N109P1" style:volatile="true">
      <number:text>kr (</number:text>
      <number:number number:decimal-places="0" number:min-integer-digits="1" number:grouping="true"/>
      <number:text>)</number:text>
    </number:currency-style>
    <number:currency-style style:name="N109P2" style:volatile="true">
      <number:text>kr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kr </number:text>
      <number:number number:decimal-places="2" number:min-integer-digits="1" number:grouping="true"/>
      <number:text> </number:text>
    </number:currency-style>
    <number:currency-style style:name="N116P1" style:volatile="true">
      <number:text>kr (</number:text>
      <number:number number:decimal-places="2" number:min-integer-digits="1" number:grouping="true"/>
      <number:text>)</number:text>
    </number:currency-style>
    <number:currency-style style:name="N116P2" style:volatile="true">
      <number:text>kr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2013-12-11</text:date>, <text:time>15:10:1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5" meta:object-count="0"/>
    <meta:generator>OpenOffice.org/3.4.1$Unix OpenOffice.org_project/341m1$Build-9593</meta:generator>
  </office:meta>
</office:document-meta>
</file>